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</office:automatic-styles>
  <office:body>
    <office:spreadsheet>
      <table:calculation-settings/>
      <table:table table:name="Sheet1" table:style-name="ta1">
        <table:table-column table:number-columns-repeated="4"/>
        <table:table-row>
          <table:table-cell office:value-type="string" office:string-value="i">
            <text:p>i</text:p>
          </table:table-cell>
          <table:table-cell office:value-type="string" office:string-value="theta">
            <text:p>theta</text:p>
          </table:table-cell>
          <table:table-cell office:value-type="string" office:string-value="T">
            <text:p>T</text:p>
          </table:table-cell>
          <table:table-cell office:value-type="string" office:string-value="dT">
            <text:p>dT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047198">
            <text:p>1.047198</text:p>
          </table:table-cell>
          <table:table-cell office:value-type="float" office:value="2.851476">
            <text:p>2.851476</text:p>
          </table:table-cell>
          <table:table-cell office:value-type="float" office:value="0.01">
            <text:p>0.0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026254">
            <text:p>1.026254</text:p>
          </table:table-cell>
          <table:table-cell office:value-type="float" office:value="2.85602">
            <text:p>2.85602</text:p>
          </table:table-cell>
          <table:table-cell office:value-type="float" office:value="0.0101">
            <text:p>0.010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.005729">
            <text:p>1.005729</text:p>
          </table:table-cell>
          <table:table-cell office:value-type="float" office:value="2.844851">
            <text:p>2.844851</text:p>
          </table:table-cell>
          <table:table-cell office:value-type="float" office:value="0.0102">
            <text:p>0.010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985614">
            <text:p>0.985614</text:p>
          </table:table-cell>
          <table:table-cell office:value-type="float" office:value="2.826492">
            <text:p>2.826492</text:p>
          </table:table-cell>
          <table:table-cell office:value-type="float" office:value="0.0103">
            <text:p>0.0103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965902">
            <text:p>0.965902</text:p>
          </table:table-cell>
          <table:table-cell office:value-type="float" office:value="2.817118">
            <text:p>2.817118</text:p>
          </table:table-cell>
          <table:table-cell office:value-type="float" office:value="0.0104">
            <text:p>0.0104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946584">
            <text:p>0.946584</text:p>
          </table:table-cell>
          <table:table-cell office:value-type="float" office:value="2.809714">
            <text:p>2.809714</text:p>
          </table:table-cell>
          <table:table-cell office:value-type="float" office:value="0.0105">
            <text:p>0.0105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.927652">
            <text:p>0.927652</text:p>
          </table:table-cell>
          <table:table-cell office:value-type="float" office:value="2.807778">
            <text:p>2.807778</text:p>
          </table:table-cell>
          <table:table-cell office:value-type="float" office:value="0.0106">
            <text:p>0.0106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909099">
            <text:p>0.909099</text:p>
          </table:table-cell>
          <table:table-cell office:value-type="float" office:value="2.802116">
            <text:p>2.802116</text:p>
          </table:table-cell>
          <table:table-cell office:value-type="float" office:value="0.0107">
            <text:p>0.0107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890917">
            <text:p>0.890917</text:p>
          </table:table-cell>
          <table:table-cell office:value-type="float" office:value="2.788829">
            <text:p>2.788829</text:p>
          </table:table-cell>
          <table:table-cell office:value-type="float" office:value="0.0108">
            <text:p>0.0108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873099">
            <text:p>0.873099</text:p>
          </table:table-cell>
          <table:table-cell office:value-type="float" office:value="2.779401">
            <text:p>2.779401</text:p>
          </table:table-cell>
          <table:table-cell office:value-type="float" office:value="0.0109">
            <text:p>0.0109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855637">
            <text:p>0.855637</text:p>
          </table:table-cell>
          <table:table-cell office:value-type="float" office:value="2.781402">
            <text:p>2.781402</text:p>
          </table:table-cell>
          <table:table-cell office:value-type="float" office:value="0.011">
            <text:p>0.011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838524">
            <text:p>0.838524</text:p>
          </table:table-cell>
          <table:table-cell office:value-type="float" office:value="2.78337">
            <text:p>2.78337</text:p>
          </table:table-cell>
          <table:table-cell office:value-type="float" office:value="0.0111">
            <text:p>0.011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821753">
            <text:p>0.821753</text:p>
          </table:table-cell>
          <table:table-cell office:value-type="float" office:value="2.76672">
            <text:p>2.76672</text:p>
          </table:table-cell>
          <table:table-cell office:value-type="float" office:value="0.0112">
            <text:p>0.0112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805318">
            <text:p>0.805318</text:p>
          </table:table-cell>
          <table:table-cell office:value-type="float" office:value="2.7683">
            <text:p>2.7683</text:p>
          </table:table-cell>
          <table:table-cell office:value-type="float" office:value="0.0113">
            <text:p>0.0113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789212">
            <text:p>0.789212</text:p>
          </table:table-cell>
          <table:table-cell office:value-type="float" office:value="2.763593">
            <text:p>2.763593</text:p>
          </table:table-cell>
          <table:table-cell office:value-type="float" office:value="0.0114">
            <text:p>0.011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773428">
            <text:p>0.773428</text:p>
          </table:table-cell>
          <table:table-cell office:value-type="float" office:value="2.737894">
            <text:p>2.737894</text:p>
          </table:table-cell>
          <table:table-cell office:value-type="float" office:value="0.0115">
            <text:p>0.0115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757959">
            <text:p>0.757959</text:p>
          </table:table-cell>
          <table:table-cell office:value-type="float" office:value="2.749193">
            <text:p>2.749193</text:p>
          </table:table-cell>
          <table:table-cell office:value-type="float" office:value="0.0116">
            <text:p>0.0116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7428">
            <text:p>0.7428</text:p>
          </table:table-cell>
          <table:table-cell office:value-type="float" office:value="2.750539">
            <text:p>2.750539</text:p>
          </table:table-cell>
          <table:table-cell office:value-type="float" office:value="0.0117">
            <text:p>0.0117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727944">
            <text:p>0.727944</text:p>
          </table:table-cell>
          <table:table-cell office:value-type="float" office:value="2.765196">
            <text:p>2.765196</text:p>
          </table:table-cell>
          <table:table-cell office:value-type="float" office:value="0.0118">
            <text:p>0.0118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713385">
            <text:p>0.713385</text:p>
          </table:table-cell>
          <table:table-cell office:value-type="float" office:value="2.734863">
            <text:p>2.734863</text:p>
          </table:table-cell>
          <table:table-cell office:value-type="float" office:value="0.0119">
            <text:p>0.0119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699117">
            <text:p>0.699117</text:p>
          </table:table-cell>
          <table:table-cell office:value-type="float" office:value="2.764498">
            <text:p>2.764498</text:p>
          </table:table-cell>
          <table:table-cell office:value-type="float" office:value="0.012">
            <text:p>0.012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685135">
            <text:p>0.685135</text:p>
          </table:table-cell>
          <table:table-cell office:value-type="float" office:value="2.749207">
            <text:p>2.749207</text:p>
          </table:table-cell>
          <table:table-cell office:value-type="float" office:value="0.0121">
            <text:p>0.012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671432">
            <text:p>0.671432</text:p>
          </table:table-cell>
          <table:table-cell office:value-type="float" office:value="2.72988">
            <text:p>2.72988</text:p>
          </table:table-cell>
          <table:table-cell office:value-type="float" office:value="0.0122">
            <text:p>0.0122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658004">
            <text:p>0.658004</text:p>
          </table:table-cell>
          <table:table-cell office:value-type="float" office:value="2.726482">
            <text:p>2.726482</text:p>
          </table:table-cell>
          <table:table-cell office:value-type="float" office:value="0.0123">
            <text:p>0.0123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644844">
            <text:p>0.644844</text:p>
          </table:table-cell>
          <table:table-cell office:value-type="float" office:value="2.750323">
            <text:p>2.750323</text:p>
          </table:table-cell>
          <table:table-cell office:value-type="float" office:value="0.0124">
            <text:p>0.0124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631947">
            <text:p>0.631947</text:p>
          </table:table-cell>
          <table:table-cell office:value-type="float" office:value="2.726086">
            <text:p>2.726086</text:p>
          </table:table-cell>
          <table:table-cell office:value-type="float" office:value="0.0125">
            <text:p>0.0125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619308">
            <text:p>0.619308</text:p>
          </table:table-cell>
          <table:table-cell office:value-type="float" office:value="2.721462">
            <text:p>2.721462</text:p>
          </table:table-cell>
          <table:table-cell office:value-type="float" office:value="0.0126">
            <text:p>0.0126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606922">
            <text:p>0.606922</text:p>
          </table:table-cell>
          <table:table-cell office:value-type="float" office:value="2.718772">
            <text:p>2.718772</text:p>
          </table:table-cell>
          <table:table-cell office:value-type="float" office:value="0.0127">
            <text:p>0.0127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594783">
            <text:p>0.594783</text:p>
          </table:table-cell>
          <table:table-cell office:value-type="float" office:value="2.728766">
            <text:p>2.728766</text:p>
          </table:table-cell>
          <table:table-cell office:value-type="float" office:value="0.0128">
            <text:p>0.0128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582888">
            <text:p>0.582888</text:p>
          </table:table-cell>
          <table:table-cell office:value-type="float" office:value="2.741921">
            <text:p>2.741921</text:p>
          </table:table-cell>
          <table:table-cell office:value-type="float" office:value="0.0129">
            <text:p>0.0129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57123">
            <text:p>0.57123</text:p>
          </table:table-cell>
          <table:table-cell office:value-type="float" office:value="2.701676">
            <text:p>2.701676</text:p>
          </table:table-cell>
          <table:table-cell office:value-type="float" office:value="0.013">
            <text:p>0.013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559805">
            <text:p>0.559805</text:p>
          </table:table-cell>
          <table:table-cell office:value-type="float" office:value="2.705305">
            <text:p>2.705305</text:p>
          </table:table-cell>
          <table:table-cell office:value-type="float" office:value="0.0131">
            <text:p>0.0131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548609">
            <text:p>0.548609</text:p>
          </table:table-cell>
          <table:table-cell office:value-type="float" office:value="2.727231">
            <text:p>2.727231</text:p>
          </table:table-cell>
          <table:table-cell office:value-type="float" office:value="0.0132">
            <text:p>0.0132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537637">
            <text:p>0.537637</text:p>
          </table:table-cell>
          <table:table-cell office:value-type="float" office:value="2.7004">
            <text:p>2.7004</text:p>
          </table:table-cell>
          <table:table-cell office:value-type="float" office:value="0.0133">
            <text:p>0.0133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526884">
            <text:p>0.526884</text:p>
          </table:table-cell>
          <table:table-cell office:value-type="float" office:value="2.703736">
            <text:p>2.703736</text:p>
          </table:table-cell>
          <table:table-cell office:value-type="float" office:value="0.0134">
            <text:p>0.0134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516347">
            <text:p>0.516347</text:p>
          </table:table-cell>
          <table:table-cell office:value-type="float" office:value="2.693216">
            <text:p>2.693216</text:p>
          </table:table-cell>
          <table:table-cell office:value-type="float" office:value="0.0135">
            <text:p>0.0135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50602">
            <text:p>0.50602</text:p>
          </table:table-cell>
          <table:table-cell office:value-type="float" office:value="2.710962">
            <text:p>2.710962</text:p>
          </table:table-cell>
          <table:table-cell office:value-type="float" office:value="0.0136">
            <text:p>0.0136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495899">
            <text:p>0.495899</text:p>
          </table:table-cell>
          <table:table-cell office:value-type="float" office:value="2.703089">
            <text:p>2.703089</text:p>
          </table:table-cell>
          <table:table-cell office:value-type="float" office:value="0.0137">
            <text:p>0.0137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.485981">
            <text:p>0.485981</text:p>
          </table:table-cell>
          <table:table-cell office:value-type="float" office:value="2.688115">
            <text:p>2.688115</text:p>
          </table:table-cell>
          <table:table-cell office:value-type="float" office:value="0.0138">
            <text:p>0.0138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476262">
            <text:p>0.476262</text:p>
          </table:table-cell>
          <table:table-cell office:value-type="float" office:value="2.678808">
            <text:p>2.678808</text:p>
          </table:table-cell>
          <table:table-cell office:value-type="float" office:value="0.0139">
            <text:p>0.0139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.466736">
            <text:p>0.466736</text:p>
          </table:table-cell>
          <table:table-cell office:value-type="float" office:value="2.698048">
            <text:p>2.698048</text:p>
          </table:table-cell>
          <table:table-cell office:value-type="float" office:value="0.014">
            <text:p>0.014</text:p>
          </table:table-cell>
        </table:table-row>
        <table:table-row>
          <table:table-cell office:value-type="float" office:value="41">
            <text:p>41</text:p>
          </table:table-cell>
          <table:table-cell office:value-type="float" office:value="0.457402">
            <text:p>0.457402</text:p>
          </table:table-cell>
          <table:table-cell office:value-type="float" office:value="2.67879">
            <text:p>2.67879</text:p>
          </table:table-cell>
          <table:table-cell office:value-type="float" office:value="0.0141">
            <text:p>0.0141</text:p>
          </table:table-cell>
        </table:table-row>
        <table:table-row>
          <table:table-cell office:value-type="float" office:value="42">
            <text:p>42</text:p>
          </table:table-cell>
          <table:table-cell office:value-type="float" office:value="0.448254">
            <text:p>0.448254</text:p>
          </table:table-cell>
          <table:table-cell office:value-type="float" office:value="2.695618">
            <text:p>2.695618</text:p>
          </table:table-cell>
          <table:table-cell office:value-type="float" office:value="0.0142">
            <text:p>0.0142</text:p>
          </table:table-cell>
        </table:table-row>
        <table:table-row>
          <table:table-cell office:value-type="float" office:value="43">
            <text:p>43</text:p>
          </table:table-cell>
          <table:table-cell office:value-type="float" office:value="0.439289">
            <text:p>0.439289</text:p>
          </table:table-cell>
          <table:table-cell office:value-type="float" office:value="2.663393">
            <text:p>2.663393</text:p>
          </table:table-cell>
          <table:table-cell office:value-type="float" office:value="0.0143">
            <text:p>0.0143</text:p>
          </table:table-cell>
        </table:table-row>
        <table:table-row>
          <table:table-cell office:value-type="float" office:value="44">
            <text:p>44</text:p>
          </table:table-cell>
          <table:table-cell office:value-type="float" office:value="0.430503">
            <text:p>0.430503</text:p>
          </table:table-cell>
          <table:table-cell office:value-type="float" office:value="2.707693">
            <text:p>2.707693</text:p>
          </table:table-cell>
          <table:table-cell office:value-type="float" office:value="0.0144">
            <text:p>0.0144</text:p>
          </table:table-cell>
        </table:table-row>
        <table:table-row>
          <table:table-cell office:value-type="float" office:value="45">
            <text:p>45</text:p>
          </table:table-cell>
          <table:table-cell office:value-type="float" office:value="0.421893">
            <text:p>0.421893</text:p>
          </table:table-cell>
          <table:table-cell office:value-type="float" office:value="2.707363">
            <text:p>2.707363</text:p>
          </table:table-cell>
          <table:table-cell office:value-type="float" office:value="0.0145">
            <text:p>0.0145</text:p>
          </table:table-cell>
        </table:table-row>
        <table:table-row>
          <table:table-cell office:value-type="float" office:value="46">
            <text:p>46</text:p>
          </table:table-cell>
          <table:table-cell office:value-type="float" office:value="0.413455">
            <text:p>0.413455</text:p>
          </table:table-cell>
          <table:table-cell office:value-type="float" office:value="2.709097">
            <text:p>2.709097</text:p>
          </table:table-cell>
          <table:table-cell office:value-type="float" office:value="0.0146">
            <text:p>0.0146</text:p>
          </table:table-cell>
        </table:table-row>
        <table:table-row>
          <table:table-cell office:value-type="float" office:value="47">
            <text:p>47</text:p>
          </table:table-cell>
          <table:table-cell office:value-type="float" office:value="0.405186">
            <text:p>0.405186</text:p>
          </table:table-cell>
          <table:table-cell office:value-type="float" office:value="2.662624">
            <text:p>2.662624</text:p>
          </table:table-cell>
          <table:table-cell office:value-type="float" office:value="0.0147">
            <text:p>0.0147</text:p>
          </table:table-cell>
        </table:table-row>
        <table:table-row>
          <table:table-cell office:value-type="float" office:value="48">
            <text:p>48</text:p>
          </table:table-cell>
          <table:table-cell office:value-type="float" office:value="0.397082">
            <text:p>0.397082</text:p>
          </table:table-cell>
          <table:table-cell office:value-type="float" office:value="2.671436">
            <text:p>2.671436</text:p>
          </table:table-cell>
          <table:table-cell office:value-type="float" office:value="0.0148">
            <text:p>0.0148</text:p>
          </table:table-cell>
        </table:table-row>
        <table:table-row>
          <table:table-cell office:value-type="float" office:value="49">
            <text:p>49</text:p>
          </table:table-cell>
          <table:table-cell office:value-type="float" office:value="0.38914">
            <text:p>0.38914</text:p>
          </table:table-cell>
          <table:table-cell office:value-type="float" office:value="2.674633">
            <text:p>2.674633</text:p>
          </table:table-cell>
          <table:table-cell office:value-type="float" office:value="0.0149">
            <text:p>0.0149</text:p>
          </table:table-cell>
        </table:table-row>
        <table:table-row>
          <table:table-cell office:value-type="float" office:value="50">
            <text:p>50</text:p>
          </table:table-cell>
          <table:table-cell office:value-type="float" office:value="0.381358">
            <text:p>0.381358</text:p>
          </table:table-cell>
          <table:table-cell office:value-type="float" office:value="2.712925">
            <text:p>2.712925</text:p>
          </table:table-cell>
          <table:table-cell office:value-type="float" office:value="0.015">
            <text:p>0.015</text:p>
          </table:table-cell>
        </table:table-row>
        <table:table-row>
          <table:table-cell office:value-type="float" office:value="51">
            <text:p>51</text:p>
          </table:table-cell>
          <table:table-cell office:value-type="float" office:value="0.37373">
            <text:p>0.37373</text:p>
          </table:table-cell>
          <table:table-cell office:value-type="float" office:value="2.686532">
            <text:p>2.686532</text:p>
          </table:table-cell>
          <table:table-cell office:value-type="float" office:value="0.0151">
            <text:p>0.0151</text:p>
          </table:table-cell>
        </table:table-row>
        <table:table-row>
          <table:table-cell office:value-type="float" office:value="52">
            <text:p>52</text:p>
          </table:table-cell>
          <table:table-cell office:value-type="float" office:value="0.366256">
            <text:p>0.366256</text:p>
          </table:table-cell>
          <table:table-cell office:value-type="float" office:value="2.668412">
            <text:p>2.668412</text:p>
          </table:table-cell>
          <table:table-cell office:value-type="float" office:value="0.0152">
            <text:p>0.0152</text:p>
          </table:table-cell>
        </table:table-row>
        <table:table-row>
          <table:table-cell office:value-type="float" office:value="53">
            <text:p>53</text:p>
          </table:table-cell>
          <table:table-cell office:value-type="float" office:value="0.358931">
            <text:p>0.358931</text:p>
          </table:table-cell>
          <table:table-cell office:value-type="float" office:value="2.668974">
            <text:p>2.668974</text:p>
          </table:table-cell>
          <table:table-cell office:value-type="float" office:value="0.0153">
            <text:p>0.0153</text:p>
          </table:table-cell>
        </table:table-row>
        <table:table-row>
          <table:table-cell office:value-type="float" office:value="54">
            <text:p>54</text:p>
          </table:table-cell>
          <table:table-cell office:value-type="float" office:value="0.351752">
            <text:p>0.351752</text:p>
          </table:table-cell>
          <table:table-cell office:value-type="float" office:value="2.697826">
            <text:p>2.697826</text:p>
          </table:table-cell>
          <table:table-cell office:value-type="float" office:value="0.0154">
            <text:p>0.0154</text:p>
          </table:table-cell>
        </table:table-row>
        <table:table-row>
          <table:table-cell office:value-type="float" office:value="55">
            <text:p>55</text:p>
          </table:table-cell>
          <table:table-cell office:value-type="float" office:value="0.344717">
            <text:p>0.344717</text:p>
          </table:table-cell>
          <table:table-cell office:value-type="float" office:value="2.687676">
            <text:p>2.687676</text:p>
          </table:table-cell>
          <table:table-cell office:value-type="float" office:value="0.0155">
            <text:p>0.0155</text:p>
          </table:table-cell>
        </table:table-row>
        <table:table-row>
          <table:table-cell office:value-type="float" office:value="56">
            <text:p>56</text:p>
          </table:table-cell>
          <table:table-cell office:value-type="float" office:value="0.337823">
            <text:p>0.337823</text:p>
          </table:table-cell>
          <table:table-cell office:value-type="float" office:value="2.666838">
            <text:p>2.666838</text:p>
          </table:table-cell>
          <table:table-cell office:value-type="float" office:value="0.0156">
            <text:p>0.0156</text:p>
          </table:table-cell>
        </table:table-row>
        <table:table-row>
          <table:table-cell office:value-type="float" office:value="57">
            <text:p>57</text:p>
          </table:table-cell>
          <table:table-cell office:value-type="float" office:value="0.331066">
            <text:p>0.331066</text:p>
          </table:table-cell>
          <table:table-cell office:value-type="float" office:value="2.666649">
            <text:p>2.666649</text:p>
          </table:table-cell>
          <table:table-cell office:value-type="float" office:value="0.0157">
            <text:p>0.0157</text:p>
          </table:table-cell>
        </table:table-row>
        <table:table-row>
          <table:table-cell office:value-type="float" office:value="58">
            <text:p>58</text:p>
          </table:table-cell>
          <table:table-cell office:value-type="float" office:value="0.324445">
            <text:p>0.324445</text:p>
          </table:table-cell>
          <table:table-cell office:value-type="float" office:value="2.683849">
            <text:p>2.683849</text:p>
          </table:table-cell>
          <table:table-cell office:value-type="float" office:value="0.0158">
            <text:p>0.0158</text:p>
          </table:table-cell>
        </table:table-row>
        <table:table-row>
          <table:table-cell office:value-type="float" office:value="59">
            <text:p>59</text:p>
          </table:table-cell>
          <table:table-cell office:value-type="float" office:value="0.317956">
            <text:p>0.317956</text:p>
          </table:table-cell>
          <table:table-cell office:value-type="float" office:value="2.65707">
            <text:p>2.65707</text:p>
          </table:table-cell>
          <table:table-cell office:value-type="float" office:value="0.0159">
            <text:p>0.0159</text:p>
          </table:table-cell>
        </table:table-row>
        <table:table-row>
          <table:table-cell office:value-type="float" office:value="60">
            <text:p>60</text:p>
          </table:table-cell>
          <table:table-cell office:value-type="float" office:value="0.311597">
            <text:p>0.311597</text:p>
          </table:table-cell>
          <table:table-cell office:value-type="float" office:value="2.663591">
            <text:p>2.663591</text:p>
          </table:table-cell>
          <table:table-cell office:value-type="float" office:value="0.016">
            <text:p>0.016</text:p>
          </table:table-cell>
        </table:table-row>
        <table:table-row>
          <table:table-cell office:value-type="float" office:value="61">
            <text:p>61</text:p>
          </table:table-cell>
          <table:table-cell office:value-type="float" office:value="0.305365">
            <text:p>0.305365</text:p>
          </table:table-cell>
          <table:table-cell office:value-type="float" office:value="2.705901">
            <text:p>2.705901</text:p>
          </table:table-cell>
          <table:table-cell office:value-type="float" office:value="0.0161">
            <text:p>0.0161</text:p>
          </table:table-cell>
        </table:table-row>
        <table:table-row>
          <table:table-cell office:value-type="float" office:value="62">
            <text:p>62</text:p>
          </table:table-cell>
          <table:table-cell office:value-type="float" office:value="0.299258">
            <text:p>0.299258</text:p>
          </table:table-cell>
          <table:table-cell office:value-type="float" office:value="2.666474">
            <text:p>2.666474</text:p>
          </table:table-cell>
          <table:table-cell office:value-type="float" office:value="0.0162">
            <text:p>0.0162</text:p>
          </table:table-cell>
        </table:table-row>
        <table:table-row>
          <table:table-cell office:value-type="float" office:value="63">
            <text:p>63</text:p>
          </table:table-cell>
          <table:table-cell office:value-type="float" office:value="0.293273">
            <text:p>0.293273</text:p>
          </table:table-cell>
          <table:table-cell office:value-type="float" office:value="2.682005">
            <text:p>2.682005</text:p>
          </table:table-cell>
          <table:table-cell office:value-type="float" office:value="0.0163">
            <text:p>0.0163</text:p>
          </table:table-cell>
        </table:table-row>
        <table:table-row>
          <table:table-cell office:value-type="float" office:value="64">
            <text:p>64</text:p>
          </table:table-cell>
          <table:table-cell office:value-type="float" office:value="0.287407">
            <text:p>0.287407</text:p>
          </table:table-cell>
          <table:table-cell office:value-type="float" office:value="2.653518">
            <text:p>2.653518</text:p>
          </table:table-cell>
          <table:table-cell office:value-type="float" office:value="0.0164">
            <text:p>0.0164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0.281659">
            <text:p>0.281659</text:p>
          </table:table-cell>
          <table:table-cell office:value-type="float" office:value="2.678907">
            <text:p>2.678907</text:p>
          </table:table-cell>
          <table:table-cell office:value-type="float" office:value="0.0165">
            <text:p>0.0165</text:p>
          </table:table-cell>
        </table:table-row>
        <table:table-row>
          <table:table-cell office:value-type="float" office:value="66">
            <text:p>66</text:p>
          </table:table-cell>
          <table:table-cell office:value-type="float" office:value="0.276026">
            <text:p>0.276026</text:p>
          </table:table-cell>
          <table:table-cell office:value-type="float" office:value="2.666241">
            <text:p>2.666241</text:p>
          </table:table-cell>
          <table:table-cell office:value-type="float" office:value="0.0166">
            <text:p>0.0166</text:p>
          </table:table-cell>
        </table:table-row>
        <table:table-row>
          <table:table-cell office:value-type="float" office:value="67">
            <text:p>67</text:p>
          </table:table-cell>
          <table:table-cell office:value-type="float" office:value="0.270505">
            <text:p>0.270505</text:p>
          </table:table-cell>
          <table:table-cell office:value-type="float" office:value="2.644661">
            <text:p>2.644661</text:p>
          </table:table-cell>
          <table:table-cell office:value-type="float" office:value="0.0167">
            <text:p>0.0167</text:p>
          </table:table-cell>
        </table:table-row>
        <table:table-row>
          <table:table-cell office:value-type="float" office:value="68">
            <text:p>68</text:p>
          </table:table-cell>
          <table:table-cell office:value-type="float" office:value="0.265095">
            <text:p>0.265095</text:p>
          </table:table-cell>
          <table:table-cell office:value-type="float" office:value="2.695038">
            <text:p>2.695038</text:p>
          </table:table-cell>
          <table:table-cell office:value-type="float" office:value="0.0168">
            <text:p>0.0168</text:p>
          </table:table-cell>
        </table:table-row>
        <table:table-row>
          <table:table-cell office:value-type="float" office:value="69">
            <text:p>69</text:p>
          </table:table-cell>
          <table:table-cell office:value-type="float" office:value="0.259793">
            <text:p>0.259793</text:p>
          </table:table-cell>
          <table:table-cell office:value-type="float" office:value="2.681133">
            <text:p>2.681133</text:p>
          </table:table-cell>
          <table:table-cell office:value-type="float" office:value="0.0169">
            <text:p>0.0169</text:p>
          </table:table-cell>
        </table:table-row>
        <table:table-row>
          <table:table-cell office:value-type="float" office:value="70">
            <text:p>70</text:p>
          </table:table-cell>
          <table:table-cell office:value-type="float" office:value="0.254597">
            <text:p>0.254597</text:p>
          </table:table-cell>
          <table:table-cell office:value-type="float" office:value="2.679728">
            <text:p>2.679728</text:p>
          </table:table-cell>
          <table:table-cell office:value-type="float" office:value="0.017">
            <text:p>0.017</text:p>
          </table:table-cell>
        </table:table-row>
        <table:table-row>
          <table:table-cell office:value-type="float" office:value="71">
            <text:p>71</text:p>
          </table:table-cell>
          <table:table-cell office:value-type="float" office:value="0.249505">
            <text:p>0.249505</text:p>
          </table:table-cell>
          <table:table-cell office:value-type="float" office:value="2.653424">
            <text:p>2.653424</text:p>
          </table:table-cell>
          <table:table-cell office:value-type="float" office:value="0.0171">
            <text:p>0.0171</text:p>
          </table:table-cell>
        </table:table-row>
        <table:table-row>
          <table:table-cell office:value-type="float" office:value="72">
            <text:p>72</text:p>
          </table:table-cell>
          <table:table-cell office:value-type="float" office:value="0.244515">
            <text:p>0.244515</text:p>
          </table:table-cell>
          <table:table-cell office:value-type="float" office:value="2.689362">
            <text:p>2.689362</text:p>
          </table:table-cell>
          <table:table-cell office:value-type="float" office:value="0.0172">
            <text:p>0.0172</text:p>
          </table:table-cell>
        </table:table-row>
        <table:table-row>
          <table:table-cell office:value-type="float" office:value="73">
            <text:p>73</text:p>
          </table:table-cell>
          <table:table-cell office:value-type="float" office:value="0.239625">
            <text:p>0.239625</text:p>
          </table:table-cell>
          <table:table-cell office:value-type="float" office:value="2.660278">
            <text:p>2.660278</text:p>
          </table:table-cell>
          <table:table-cell office:value-type="float" office:value="0.0173">
            <text:p>0.0173</text:p>
          </table:table-cell>
        </table:table-row>
        <table:table-row>
          <table:table-cell office:value-type="float" office:value="74">
            <text:p>74</text:p>
          </table:table-cell>
          <table:table-cell office:value-type="float" office:value="0.234833">
            <text:p>0.234833</text:p>
          </table:table-cell>
          <table:table-cell office:value-type="float" office:value="2.695899">
            <text:p>2.695899</text:p>
          </table:table-cell>
          <table:table-cell office:value-type="float" office:value="0.0174">
            <text:p>0.0174</text:p>
          </table:table-cell>
        </table:table-row>
        <table:table-row>
          <table:table-cell office:value-type="float" office:value="75">
            <text:p>75</text:p>
          </table:table-cell>
          <table:table-cell office:value-type="float" office:value="0.230136">
            <text:p>0.230136</text:p>
          </table:table-cell>
          <table:table-cell office:value-type="float" office:value="2.673542">
            <text:p>2.673542</text:p>
          </table:table-cell>
          <table:table-cell office:value-type="float" office:value="0.0175">
            <text:p>0.0175</text:p>
          </table:table-cell>
        </table:table-row>
        <table:table-row>
          <table:table-cell office:value-type="float" office:value="76">
            <text:p>76</text:p>
          </table:table-cell>
          <table:table-cell office:value-type="float" office:value="0.225533">
            <text:p>0.225533</text:p>
          </table:table-cell>
          <table:table-cell office:value-type="float" office:value="2.657156">
            <text:p>2.657156</text:p>
          </table:table-cell>
          <table:table-cell office:value-type="float" office:value="0.0176">
            <text:p>0.0176</text:p>
          </table:table-cell>
        </table:table-row>
        <table:table-row>
          <table:table-cell office:value-type="float" office:value="77">
            <text:p>77</text:p>
          </table:table-cell>
          <table:table-cell office:value-type="float" office:value="0.221022">
            <text:p>0.221022</text:p>
          </table:table-cell>
          <table:table-cell office:value-type="float" office:value="2.665596">
            <text:p>2.665596</text:p>
          </table:table-cell>
          <table:table-cell office:value-type="float" office:value="0.0177">
            <text:p>0.0177</text:p>
          </table:table-cell>
        </table:table-row>
        <table:table-row>
          <table:table-cell office:value-type="float" office:value="78">
            <text:p>78</text:p>
          </table:table-cell>
          <table:table-cell office:value-type="float" office:value="0.216602">
            <text:p>0.216602</text:p>
          </table:table-cell>
          <table:table-cell office:value-type="float" office:value="2.656394">
            <text:p>2.656394</text:p>
          </table:table-cell>
          <table:table-cell office:value-type="float" office:value="0.0178">
            <text:p>0.0178</text:p>
          </table:table-cell>
        </table:table-row>
        <table:table-row>
          <table:table-cell office:value-type="float" office:value="79">
            <text:p>79</text:p>
          </table:table-cell>
          <table:table-cell office:value-type="float" office:value="0.21227">
            <text:p>0.21227</text:p>
          </table:table-cell>
          <table:table-cell office:value-type="float" office:value="2.657602">
            <text:p>2.657602</text:p>
          </table:table-cell>
          <table:table-cell office:value-type="float" office:value="0.0179">
            <text:p>0.0179</text:p>
          </table:table-cell>
        </table:table-row>
        <table:table-row>
          <table:table-cell office:value-type="float" office:value="80">
            <text:p>80</text:p>
          </table:table-cell>
          <table:table-cell office:value-type="float" office:value="0.208025">
            <text:p>0.208025</text:p>
          </table:table-cell>
          <table:table-cell office:value-type="float" office:value="2.690025">
            <text:p>2.690025</text:p>
          </table:table-cell>
          <table:table-cell office:value-type="float" office:value="0.018">
            <text:p>0.018</text:p>
          </table:table-cell>
        </table:table-row>
        <table:table-row>
          <table:table-cell office:value-type="float" office:value="81">
            <text:p>81</text:p>
          </table:table-cell>
          <table:table-cell office:value-type="float" office:value="0.203864">
            <text:p>0.203864</text:p>
          </table:table-cell>
          <table:table-cell office:value-type="float" office:value="2.637953">
            <text:p>2.637953</text:p>
          </table:table-cell>
          <table:table-cell office:value-type="float" office:value="0.0181">
            <text:p>0.0181</text:p>
          </table:table-cell>
        </table:table-row>
        <table:table-row>
          <table:table-cell office:value-type="float" office:value="82">
            <text:p>82</text:p>
          </table:table-cell>
          <table:table-cell office:value-type="float" office:value="0.199787">
            <text:p>0.199787</text:p>
          </table:table-cell>
          <table:table-cell office:value-type="float" office:value="2.643506">
            <text:p>2.643506</text:p>
          </table:table-cell>
          <table:table-cell office:value-type="float" office:value="0.0182">
            <text:p>0.0182</text:p>
          </table:table-cell>
        </table:table-row>
        <table:table-row>
          <table:table-cell office:value-type="float" office:value="83">
            <text:p>83</text:p>
          </table:table-cell>
          <table:table-cell office:value-type="float" office:value="0.195791">
            <text:p>0.195791</text:p>
          </table:table-cell>
          <table:table-cell office:value-type="float" office:value="2.656076">
            <text:p>2.656076</text:p>
          </table:table-cell>
          <table:table-cell office:value-type="float" office:value="0.0183">
            <text:p>0.0183</text:p>
          </table:table-cell>
        </table:table-row>
        <table:table-row>
          <table:table-cell office:value-type="float" office:value="84">
            <text:p>84</text:p>
          </table:table-cell>
          <table:table-cell office:value-type="float" office:value="0.191875">
            <text:p>0.191875</text:p>
          </table:table-cell>
          <table:table-cell office:value-type="float" office:value="2.679823">
            <text:p>2.679823</text:p>
          </table:table-cell>
          <table:table-cell office:value-type="float" office:value="0.0184">
            <text:p>0.0184</text:p>
          </table:table-cell>
        </table:table-row>
        <table:table-row>
          <table:table-cell office:value-type="float" office:value="85">
            <text:p>85</text:p>
          </table:table-cell>
          <table:table-cell office:value-type="float" office:value="0.188038">
            <text:p>0.188038</text:p>
          </table:table-cell>
          <table:table-cell office:value-type="float" office:value="2.662581">
            <text:p>2.662581</text:p>
          </table:table-cell>
          <table:table-cell office:value-type="float" office:value="0.0185">
            <text:p>0.0185</text:p>
          </table:table-cell>
        </table:table-row>
        <table:table-row>
          <table:table-cell office:value-type="float" office:value="86">
            <text:p>86</text:p>
          </table:table-cell>
          <table:table-cell office:value-type="float" office:value="0.184277">
            <text:p>0.184277</text:p>
          </table:table-cell>
          <table:table-cell office:value-type="float" office:value="2.652268">
            <text:p>2.652268</text:p>
          </table:table-cell>
          <table:table-cell office:value-type="float" office:value="0.0186">
            <text:p>0.0186</text:p>
          </table:table-cell>
        </table:table-row>
        <table:table-row>
          <table:table-cell office:value-type="float" office:value="87">
            <text:p>87</text:p>
          </table:table-cell>
          <table:table-cell office:value-type="float" office:value="0.180591">
            <text:p>0.180591</text:p>
          </table:table-cell>
          <table:table-cell office:value-type="float" office:value="2.670899">
            <text:p>2.670899</text:p>
          </table:table-cell>
          <table:table-cell office:value-type="float" office:value="0.0187">
            <text:p>0.0187</text:p>
          </table:table-cell>
        </table:table-row>
        <table:table-row>
          <table:table-cell office:value-type="float" office:value="88">
            <text:p>88</text:p>
          </table:table-cell>
          <table:table-cell office:value-type="float" office:value="0.17698">
            <text:p>0.17698</text:p>
          </table:table-cell>
          <table:table-cell office:value-type="float" office:value="2.67101">
            <text:p>2.67101</text:p>
          </table:table-cell>
          <table:table-cell office:value-type="float" office:value="0.0188">
            <text:p>0.0188</text:p>
          </table:table-cell>
        </table:table-row>
        <table:table-row>
          <table:table-cell office:value-type="float" office:value="89">
            <text:p>89</text:p>
          </table:table-cell>
          <table:table-cell office:value-type="float" office:value="0.17344">
            <text:p>0.17344</text:p>
          </table:table-cell>
          <table:table-cell office:value-type="float" office:value="2.645693">
            <text:p>2.645693</text:p>
          </table:table-cell>
          <table:table-cell office:value-type="float" office:value="0.0189">
            <text:p>0.0189</text:p>
          </table:table-cell>
        </table:table-row>
        <table:table-row>
          <table:table-cell office:value-type="float" office:value="90">
            <text:p>90</text:p>
          </table:table-cell>
          <table:table-cell office:value-type="float" office:value="0.169971">
            <text:p>0.169971</text:p>
          </table:table-cell>
          <table:table-cell office:value-type="float" office:value="2.661869">
            <text:p>2.661869</text:p>
          </table:table-cell>
          <table:table-cell office:value-type="float" office:value="0.019">
            <text:p>0.019</text:p>
          </table:table-cell>
        </table:table-row>
        <table:table-row>
          <table:table-cell office:value-type="float" office:value="91">
            <text:p>91</text:p>
          </table:table-cell>
          <table:table-cell office:value-type="float" office:value="0.166572">
            <text:p>0.166572</text:p>
          </table:table-cell>
          <table:table-cell office:value-type="float" office:value="2.703414">
            <text:p>2.703414</text:p>
          </table:table-cell>
          <table:table-cell office:value-type="float" office:value="0.0191">
            <text:p>0.0191</text:p>
          </table:table-cell>
        </table:table-row>
        <table:table-row>
          <table:table-cell office:value-type="float" office:value="92">
            <text:p>92</text:p>
          </table:table-cell>
          <table:table-cell office:value-type="float" office:value="0.16324">
            <text:p>0.16324</text:p>
          </table:table-cell>
          <table:table-cell office:value-type="float" office:value="2.649504">
            <text:p>2.649504</text:p>
          </table:table-cell>
          <table:table-cell office:value-type="float" office:value="0.0192">
            <text:p>0.0192</text:p>
          </table:table-cell>
        </table:table-row>
        <table:table-row>
          <table:table-cell office:value-type="float" office:value="93">
            <text:p>93</text:p>
          </table:table-cell>
          <table:table-cell office:value-type="float" office:value="0.159976">
            <text:p>0.159976</text:p>
          </table:table-cell>
          <table:table-cell office:value-type="float" office:value="2.648522">
            <text:p>2.648522</text:p>
          </table:table-cell>
          <table:table-cell office:value-type="float" office:value="0.0193">
            <text:p>0.0193</text:p>
          </table:table-cell>
        </table:table-row>
        <table:table-row>
          <table:table-cell office:value-type="float" office:value="94">
            <text:p>94</text:p>
          </table:table-cell>
          <table:table-cell office:value-type="float" office:value="0.156776">
            <text:p>0.156776</text:p>
          </table:table-cell>
          <table:table-cell office:value-type="float" office:value="2.645602">
            <text:p>2.645602</text:p>
          </table:table-cell>
          <table:table-cell office:value-type="float" office:value="0.0194">
            <text:p>0.0194</text:p>
          </table:table-cell>
        </table:table-row>
        <table:table-row>
          <table:table-cell office:value-type="float" office:value="95">
            <text:p>95</text:p>
          </table:table-cell>
          <table:table-cell office:value-type="float" office:value="0.153641">
            <text:p>0.153641</text:p>
          </table:table-cell>
          <table:table-cell office:value-type="float" office:value="2.652804">
            <text:p>2.652804</text:p>
          </table:table-cell>
          <table:table-cell office:value-type="float" office:value="0.0195">
            <text:p>0.0195</text:p>
          </table:table-cell>
        </table:table-row>
        <table:table-row>
          <table:table-cell office:value-type="float" office:value="96">
            <text:p>96</text:p>
          </table:table-cell>
          <table:table-cell office:value-type="float" office:value="0.150568">
            <text:p>0.150568</text:p>
          </table:table-cell>
          <table:table-cell office:value-type="float" office:value="2.635914">
            <text:p>2.635914</text:p>
          </table:table-cell>
          <table:table-cell office:value-type="float" office:value="0.0196">
            <text:p>0.0196</text:p>
          </table:table-cell>
        </table:table-row>
        <table:table-row>
          <table:table-cell office:value-type="float" office:value="97">
            <text:p>97</text:p>
          </table:table-cell>
          <table:table-cell office:value-type="float" office:value="0.147556">
            <text:p>0.147556</text:p>
          </table:table-cell>
          <table:table-cell office:value-type="float" office:value="2.646859">
            <text:p>2.646859</text:p>
          </table:table-cell>
          <table:table-cell office:value-type="float" office:value="0.0197">
            <text:p>0.0197</text:p>
          </table:table-cell>
        </table:table-row>
        <table:table-row>
          <table:table-cell office:value-type="float" office:value="98">
            <text:p>98</text:p>
          </table:table-cell>
          <table:table-cell office:value-type="float" office:value="0.144605">
            <text:p>0.144605</text:p>
          </table:table-cell>
          <table:table-cell office:value-type="float" office:value="2.658473">
            <text:p>2.658473</text:p>
          </table:table-cell>
          <table:table-cell office:value-type="float" office:value="0.0198">
            <text:p>0.0198</text:p>
          </table:table-cell>
        </table:table-row>
        <table:table-row>
          <table:table-cell office:value-type="float" office:value="99">
            <text:p>99</text:p>
          </table:table-cell>
          <table:table-cell office:value-type="float" office:value="0.141713">
            <text:p>0.141713</text:p>
          </table:table-cell>
          <table:table-cell office:value-type="float" office:value="2.655626">
            <text:p>2.655626</text:p>
          </table:table-cell>
          <table:table-cell office:value-type="float" office:value="0.0199">
            <text:p>0.01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2.1</meta:generator>
    <dc:title/>
    <meta:initial-creator>Unknown</meta:initial-creator>
    <meta:editing-cycles>1</meta:editing-cycles>
    <dc:date>2023-03-31T19:00:12</dc:date>
    <meta:creation-date>2023-03-31T19:00:00</meta:creation-date>
  </office:meta>
</office:document-meta>
</file>